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f285" officeooo:paragraph-rsid="0005f285"/>
    </style:style>
    <style:style style:name="P2" style:family="paragraph" style:parent-style-name="Standard">
      <style:text-properties fo:font-size="14pt" fo:font-weight="bold" officeooo:rsid="0005f285" officeooo:paragraph-rsid="0005f285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05f285" officeooo:paragraph-rsid="0005f285" style:font-weight-asian="bold" style:font-weight-complex="bold"/>
    </style:style>
    <style:style style:name="P4" style:family="paragraph" style:parent-style-name="Standard">
      <style:text-properties officeooo:rsid="000716d6" officeooo:paragraph-rsid="000716d6"/>
    </style:style>
    <style:style style:name="P5" style:family="paragraph" style:parent-style-name="Standard">
      <style:text-properties officeooo:rsid="0008c9e4" officeooo:paragraph-rsid="0008c9e4"/>
    </style:style>
    <style:style style:name="P6" style:family="paragraph" style:parent-style-name="Standard">
      <style:text-properties fo:font-size="14pt" fo:font-weight="bold" officeooo:rsid="000716d6" officeooo:paragraph-rsid="000716d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716d6"/>
    </style:style>
    <style:style style:name="T4" style:family="text">
      <style:text-properties officeooo:rsid="000e77b9"/>
    </style:style>
    <style:style style:name="T5" style:family="text">
      <style:text-properties officeooo:rsid="000da46b"/>
    </style:style>
    <style:style style:name="T6" style:family="text">
      <style:text-properties officeooo:rsid="0008c9e4"/>
    </style:style>
    <style:style style:name="T7" style:family="text">
      <style:text-properties fo:font-weight="normal" officeooo:rsid="000da46b" style:font-weight-asian="normal" style:font-weight-complex="normal"/>
    </style:style>
    <style:style style:name="T8" style:family="text">
      <style:text-properties officeooo:rsid="000a8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</text:span><text:span text:style-name="T2">ценка времени тестирования заполнения справочника Товары</text:span></text:p>
      <text:p text:style-name="P1"/>
      <text:p text:style-name="P1"/>
      <text:p text:style-name="P2">Декомпозиция требований: </text:p>
      <text:p text:style-name="P2"/>
      <text:p text:style-name="P1"><text:span text:style-name="T3">Справочник можно заполнять следующими способами</text:span> - <text:s/>создание нового элемента, копирование элемента, создание на основании Заказа. Так же у товаров есть вид (товар или услуга) <text:span text:style-name="T3">от которого зависит состав реквизитов</text:span>, <text:span text:style-name="T3">и </text:span><text:s/>группа (создание новой группы или выбор из существующих), <text:span text:style-name="T4">можно добавить изображение в карточку товара, характеристику.</text:span></text:p>
      <text:p text:style-name="P1"/>
      <text:p text:style-name="P3">Тесты <text:s/><text:span text:style-name="T3">( минимальное количество </text:span><text:span text:style-name="T5">9</text:span><text:span text:style-name="T3">) </text:span>: </text:p>
      <text:p text:style-name="P1">- создание нового <text:span text:style-name="T3">элемента</text:span></text:p>
      <text:p text:style-name="P1">- копирование <text:span text:style-name="T3">элемента</text:span></text:p>
      <text:p text:style-name="P1">- <text:span text:style-name="T5">изменение элемента</text:span></text:p>
      <text:p text:style-name="P1">- создание новой группы </text:p>
      <text:p text:style-name="P1">- <text:span text:style-name="T5">заполнение карточки (тут нужно проверить выбор группы, выбор вида, выбор поставщика, добавление картинки, добавление характеристики, заполнение доп </text:span><text:span text:style-name="T4">п</text:span><text:span text:style-name="T5">олей ) <text:s/>приблизительно 5 тест-кейсов.</text:span></text:p>
      <text:p text:style-name="P1"/>
      <text:p text:style-name="P1"/>
      <text:p text:style-name="P4">Средене время на написание и выполнение теста — 30 минут</text:p>
      <text:p text:style-name="P4"/>
      <text:p text:style-name="P4">Количество возможных ошибок <text:s/>— 3</text:p>
      <text:p text:style-name="P4"/>
      <text:p text:style-name="P4">Предпологаемое время на работу с 1 дефектом — 15 минут</text:p>
      <text:p text:style-name="P4"/>
      <text:p text:style-name="P5">Время на повтороное проведение тестов <text:span text:style-name="T3">— </text:span>20 минут</text:p>
      <text:p text:style-name="P4"/>
      <text:p text:style-name="P4">Дополнительные затраты времени <text:span text:style-name="T6">( время на настройку окружения например)</text:span> — 20 минут</text:p>
      <text:p text:style-name="P4"/>
      <text:p text:style-name="P6">Суммарная оценка: </text:p>
      <text:p text:style-name="P4"/>
      <text:p text:style-name="P5">Проектирование тестов <text:span text:style-name="T5">9</text:span>*30=<text:span text:style-name="T5">270</text:span> минут</text:p>
      <text:p text:style-name="P5">Время на разбор упавших тестов и регистрацию ошибок 3*15= 45 минут</text:p>
      <text:p text:style-name="P5">Время на повторное проведение тестов 20 минут</text:p>
      <text:p text:style-name="P5">Дополнительные затраты времени 20 минут</text:p>
      <text:p text:style-name="P5"/>
      <text:p text:style-name="P5"><text:span text:style-name="T1">Итого: </text:span><text:span text:style-name="T7">35</text:span>5 минут предпологаемое время тестирования. <text:span text:style-name="T8">( Так же если у нас есть необходимость провести прогон ранее написанных тестов или регрессионные тесты нужно прибавить время на их выполнение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4T13:54:56.240000000</meta:creation-date>
    <dc:date>2025-12-21T20:02:04.178000000</dc:date>
    <meta:editing-duration>PT22M41S</meta:editing-duration>
    <meta:editing-cycles>5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20" meta:word-count="193" meta:character-count="1405" meta:non-whitespace-character-count="1218"/>
  </office:meta>
</office:document-meta>
</file>